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</text:p>
              </text:list-item>
              <text:list-item>
                <text:p>Pilha de Métodos Nativos – não faremos!</text:p>
                <text:p>* Pilha da JVM e registro de PC são um por thread. Como não implementaremos threads, serão somente um em nossa JV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 o endereço da próxima instrução a ser executada.</text:p>
              </text:list-item>
              <text:list-item>
                <text:p>Não há necessidade de usar uma ED para isso. Vcs concordam? </text:p>
              </text:list-item>
              <text:list-item>
                <text:p>Como inicializar o PC? </text:p>
                <text:list>
                  <text:list-item>
                    <text:p>Colocar ele na primeira instrução do programa a ser executado pela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calcular o próximo valor do registro de PC?</text:p>
                <text:list>
                  <text:list-item>
                    <text:p>Caso 1: A instrução é a próxima do método corrente</text:p>
                  </text:list-item>
                  <text:list-item>
                    <text:p>Caso 2: A instrução está no método corrente, mas não é a próxima (ex: goto) </text:p>
                  </text:list-item>
                  <text:list-item>
                    <text:p>Caso 3: A instrução chama um método</text:p>
                  </text:list-item>
                  <text:list-item>
                    <text:p>Caso 4: A instrução retorna para um méto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1: Como calcular o próximo valor do registro PC quando a próxima instrução está no mesmo método e é a que é mostrada logo a seguir no bytecode do código? </text:p>
              </text:list-item>
              <text:list-item>
                <text:p>Calculável facilmente sabendo o número de operandos da instrução atu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2: Como calcular o próximo valor do registro de PC quando a instrução está no frame corrente mas não é a mostrada imediatamente a seguir no bytecode do método (ex: goto)?</text:p>
              </text:list-item>
              <text:list-item>
                <text:p>Calculável sabendo o endereço atual e o desvio rel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<text:s/>da primeira instrução do novo métod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da primeira instrução do novo método. Fácil de determi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4: Como calcular o próximo valor de PC quando se está na última instrução de um método e deve-se retornar para outro método? </text:p>
                <text:list>
                  <text:list-item>
                    <text:p>Não sei. Alguém tem algum palpite?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 a ser utilizada: pilha</text:p>
              </text:list-item>
              <text:list-item>
                <text:p>Trata-se de uma pilha de frames, onde cada frame é relativo a um método e contém array de variáveis locais, pilha de operandos e uma referência para a constant_pool</text:p>
              </text:list-item>
              <text:list-item>
                <text:p>Como desempilhar os frames, eles terão tamanho variável, né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1: Cada frame possui apenas uma referência ao array de variáveis locais, uma referência a pilha de operandos e uma referência a constant pool. </text:p>
              </text:list-item>
              <text:list-item>
                <text:p>Frame tem tamanho fixo, facilita desalocar da pilha da JVM</text:p>
              </text:list-item>
              <text:list-item>
                <text:p>O tamanho do array de variáveis locais e da pilha de operandos é conhecido em tempo de compilação. Desalocar o espaço ocupado por eles também deve ser fá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2: Cada frame possui um array de variáveis locais, uma pilha de operandos e uma referência a constant pool. </text:p>
              </text:list-item>
              <text:list-item>
                <text:p>Frame tem tamanho variável, como desalocar da pilha da JVM. </text:p>
              </text:list-item>
              <text:list-item>
                <text:p>Eu prefiro a abordagem 1,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informação sobre os métodos e os fields, além da run-time constant pool </text:p>
              </text:list-item>
              <text:list-item>
                <text:p>Abordagem 1: pensei em representarmos usando uma lista encadeada, em que cada elemento da lista guardaria os métodos, os fields e a run-time constant pool de uma classe particular.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la abordagem 1, determinar se uma classe está carregada ou não é simples: basta iterar pela lista de métodos, checando se o elemento atual corresponde a classe que estamos querendo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 como determinar se um elemento da lista de métodos corresponde a uma determinada classe?</text:p>
              </text:list-item>
              <text:list-item>
                <text:p>A partir do atributo this_class do elemento atual descobrimos o nome da classe. Em seguida, comparamos o nome da classe representada pelo elemento com o nome da classe que desejamos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</text:p>
              </text:list-item>
              <text:list-item>
                <text:p>2. Executa instrução</text:p>
              </text:list-item>
              <text:list-item>
                <text:p>3. Vai para a próxima instrução, com o passo seguin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gun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heap os objetos serão armazenados. Como será a organização interna do Heap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 - 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is ED's serão usadas no class loader?</text:p>
              </text:list-item>
              <text:list-item>
                <text:p>Como o interpretador funciona?</text:p>
              </text:list-item>
              <text:list-item>
                <text:p>Como carregar inicialmente? E se aparecer algo não carregado?</text:p>
              </text:list-item>
              <text:list-item>
                <text:p>Como desempilhar os frames (já que eles tem tamanho variável)?</text:p>
              </text:list-item>
              <text:list-item>
                <text:p>Como vai ser a pilha, se o frame tem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-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garantir que o tipo do argumento de uma instrução está correto?</text:p>
              </text:list-item>
              <text:list-item>
                <text:p>Qual o layout da área de método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3T13:53:05.349319703</dc:date>
    <meta:editing-duration>PT19H21M25S</meta:editing-duration>
    <meta:editing-cycles>6</meta:editing-cycles>
    <meta:generator>LibreOffice/4.2.8.2$Linux_X86_64 LibreOffice_project/420m0$Build-2</meta:generator>
    <meta:document-statistic meta:object-count="113"/>
  </office:meta>
</office:document-meta>
</file>